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a4f6" officeooo:paragraph-rsid="0006a4f6"/>
    </style:style>
    <style:style style:name="P2" style:family="paragraph" style:parent-style-name="Standard" style:list-style-name="L1">
      <style:text-properties officeooo:rsid="0006a4f6" officeooo:paragraph-rsid="0006a4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lication features:</text:p>
      <text:list xml:id="list2014333458" text:style-name="L1">
        <text:list-item>
          <text:p text:style-name="P2">To display popup when checking out a particular product</text:p>
        </text:list-item>
        <text:list-item>
          <text:p text:style-name="P2">Showing an alert popup that will let the customer know that the product has certain ingredients in it</text:p>
        </text:list-item>
        <text:list-item>
          <text:p text:style-name="P2">To alert customer that they are ordering for a preorder</text:p>
        </text:list-item>
        <text:list-item>
          <text:p text:style-name="P2">to show popup that will be shown to the customer only once during their session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5T09:18:07.705000000</meta:creation-date>
    <meta:generator>LibreOffice/7.0.3.1$Windows_X86_64 LibreOffice_project/d7547858d014d4cf69878db179d326fc3483e082</meta:generator>
    <dc:date>2020-11-26T00:46:50.386000000</dc:date>
    <meta:editing-duration>PT2H17M26S</meta:editing-duration>
    <meta:editing-cycles>1</meta:editing-cycles>
    <meta:document-statistic meta:table-count="0" meta:image-count="0" meta:object-count="0" meta:page-count="1" meta:paragraph-count="5" meta:word-count="58" meta:character-count="315" meta:non-whitespace-character-count="266"/>
  </office:meta>
</office:document-meta>
</file>